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81bf91"/>
    </style:style>
    <style:style style:name="P53" style:family="paragraph" style:parent-style-name="Footnote">
      <style:text-properties officeooo:paragraph-rsid="0ead3525"/>
    </style:style>
    <style:style style:name="P54" style:family="paragraph" style:parent-style-name="Standard">
      <style:text-properties officeooo:paragraph-rsid="0f1c472f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text-properties officeooo:paragraph-rsid="0ea9445c"/>
    </style:style>
    <style:style style:name="P66" style:family="paragraph" style:parent-style-name="Footnote">
      <style:text-properties officeooo:paragraph-rsid="0f8ed1b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8" style:family="paragraph" style:parent-style-name="Standard">
      <style:text-properties officeooo:paragraph-rsid="0f9a7319"/>
    </style:style>
    <style:style style:name="P69" style:family="paragraph" style:parent-style-name="Footnote">
      <style:text-properties officeooo:paragraph-rsid="0fa0a8ea"/>
    </style:style>
    <style:style style:name="P70" style:family="paragraph" style:parent-style-name="Standard">
      <style:text-properties officeooo:paragraph-rsid="0fab02b9"/>
    </style:style>
    <style:style style:name="P71" style:family="paragraph" style:parent-style-name="Footnote">
      <style:text-properties officeooo:paragraph-rsid="102291f9"/>
    </style:style>
    <style:style style:name="P72" style:family="paragraph" style:parent-style-name="Standard">
      <style:text-properties officeooo:paragraph-rsid="0fadcf96"/>
    </style:style>
    <style:style style:name="P73" style:family="paragraph" style:parent-style-name="Standard">
      <style:text-properties officeooo:paragraph-rsid="105ee122"/>
    </style:style>
    <style:style style:name="P74" style:family="paragraph" style:parent-style-name="Standard">
      <style:text-properties officeooo:paragraph-rsid="107a7646"/>
    </style:style>
    <style:style style:name="P75" style:family="paragraph" style:parent-style-name="Footnote">
      <style:text-properties officeooo:paragraph-rsid="0fd0b99b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officeooo:rsid="0f19e10f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officeooo:rsid="04473353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" fo:font-size="12pt" style:font-size-asian="12pt" style:font-size-complex="12pt"/>
    </style:style>
    <style:style style:name="T16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officeooo:rsid="047da547"/>
    </style:style>
    <style:style style:name="T21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0" style:family="text">
      <style:text-properties style:use-window-font-color="true" loext:opacity="0%" style:font-name="Liberation Sans" fo:font-size="12pt" style:font-size-asian="12pt" style:font-size-complex="12pt"/>
    </style:style>
    <style:style style:name="T241" style:family="text">
      <style:text-properties style:use-window-font-color="true" loext:opacity="0%" style:font-name="Liberation Sans" officeooo:rsid="0efd8e5c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5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officeooo:rsid="0f0ca65a"/>
    </style:style>
    <style:style style:name="T254" style:family="text">
      <style:text-properties officeooo:rsid="0f894f65"/>
    </style:style>
    <style:style style:name="T255" style:family="text">
      <style:text-properties officeooo:rsid="0f95a7a0"/>
    </style:style>
    <style:style style:name="T256" style:family="text">
      <style:text-properties officeooo:rsid="0f8f58bd"/>
    </style:style>
    <style:style style:name="T257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6"><text:span text:style-name="Strong_20_Emphasis"><text:span text:style-name="T133">C</text:span></text:span><text:span text:style-name="Strong_20_Emphasis"><text:span text:style-name="T132">hecklist voor </text:span></text:span><text:span text:style-name="Strong_20_Emphasis"><text:span text:style-name="T134">de installatie</text:span></text:span><text:span text:style-name="Strong_20_Emphasis"><text:span text:style-name="T132"> van </text:span></text:span><text:span text:style-name="Strong_20_Emphasis"><text:span text:style-name="T132"><text:user-field-get text:name="Distro">Ubuntu</text:user-field-get></text:span></text:span><text:span text:style-name="Strong_20_Emphasis"><text:span text:style-name="T132"><text:s/></text:span></text:span><text:span text:style-name="Strong_20_Emphasis"><text:span text:style-name="T139"><text:user-field-get text:name="Version">22.04 LTS</text:user-field-get></text:span></text:span><text:span text:style-name="Strong_20_Emphasis"><text:span text:style-name="T136"><text:note text:id="ftn1" text:note-class="footnote"><text:note-citation>1</text:note-citation><text:note-body><text:p text:style-name="P66"><text:span text:style-name="T167">LTS</text:span><text:span text:style-name="T175"> </text:span><text:span text:style-name="T176">staat voor</text:span><text:span text:style-name="T174"> </text:span><text:span text:style-name="T167">Long-Term Support, langetermijnondersteuning, </text:span><text:span text:style-name="T177">en </text:span><text:span text:style-name="T178">d</text:span><text:span text:style-name="T177">eze </text:span><text:span text:style-name="Strong_20_Emphasis"><text:span text:style-name="T182"><text:user-field-get text:name="Distro">Ubuntu</text:user-field-get></text:span></text:span><text:span text:style-name="T177"><text:s/></text:span><text:span text:style-name="T183"><text:user-field-get text:name="Version">22.04 LTS</text:user-field-get></text:span><text:span text:style-name="T183"><text:s/></text:span><text:span text:style-name="Strong_20_Emphasis"><text:span text:style-name="T184"><text:user-field-get text:name="Edition">Server</text:user-field-get></text:span></text:span><text:span text:style-name="T177"><text:s/></text:span><text:span text:style-name="T179">(codenaam </text:span><text:span text:style-name="T181">j</text:span><text:span text:style-name="T246">ammy</text:span><text:span text:style-name="T179">) </text:span><text:span text:style-name="T176">van</text:span><text:span text:style-name="T173"> </text:span><text:span text:style-name="T171">april</text:span><text:span text:style-name="T169"> </text:span><text:span text:style-name="Strong_20_Emphasis"><text:span text:style-name="T80"><text:user-field-get style:data-style-name="N0" text:name="Releaseyear">2022</text:user-field-get></text:span></text:span><text:span text:style-name="T171"><text:s/></text:span><text:span text:style-name="T167">wordt </text:span><text:span text:style-name="T168">vijf</text:span><text:span text:style-name="T167"> jaar onder</text:span><text:span text:style-name="T180">steund</text:span><text:span text:style-name="T172"> </text:span><text:span text:style-name="T167">tot </text:span><text:span text:style-name="T171">april</text:span><text:span text:style-name="T166"> </text:span><text:span text:style-name="T167">202</text:span><text:span text:style-name="T171">7</text:span><text:span text:style-name="T170">.</text:span></text:p></text:note-body></text:note></text:span></text:span><text:span text:style-name="Strong_20_Emphasis"><text:span text:style-name="T137"><text:s/></text:span></text:span><text:span text:style-name="Strong_20_Emphasis"><text:span text:style-name="T138"><text:user-field-get text:name="Edition">Server</text:user-field-get></text:span></text:span><text:span text:style-name="Strong_20_Emphasis"><text:span text:style-name="T135">.</text:span></text:span></text:p>
      <text:p text:style-name="P15"/>
      <text:p text:style-name="P12"><text:span text:style-name="T17">Vul </text:span><text:span text:style-name="T16">achter</text:span><text:span text:style-name="T13"> de </text:span><text:span text:style-name="Definition"><text:span text:style-name="T253">ONDERSTREEPTE</text:span></text:span><text:span text:style-name="T1"> </text:span><text:span text:style-name="T14">woorden</text:span><text:span text:style-name="T13"> het</text:span><text:span text:style-name="Strong_20_Emphasis"><text:span text:style-name="T190"> </text:span></text:span><text:span text:style-name="Strong_20_Emphasis"><text:span text:style-name="T191">tekstvak</text:span></text:span><text:span text:style-name="T14"> </text:span><text:span text:style-name="T17">in,</text:span><text:span text:style-name="T14"> </text:span><text:span text:style-name="T210">zie </text:span><text:span text:style-name="T241">[</text:span><text:span text:style-name="T210">toelichting</text:span><text:span text:style-name="T241">]</text:span><text:span text:style-name="T14">:</text:span></text:p>
      <text:p text:style-name="P1"><text:span text:style-name="Definition"><text:span text:style-name="T21">GEBRUIKER</text:span></text:span><text:span text:style-name="T218"><text:tab/><text:tab/></text:span><text:span text:style-name="T240"> <text:tab/><text:tab/></text:span><text:span text:style-name="T219"><draw:control text:anchor-type="as-char" svg:y="-0.4cm" draw:z-index="5" draw:name="Gebruiker" draw:style-name="gr2" draw:text-style-name="P82" svg:width="6.4cm" svg:height="0.6cm" draw:control="control6"><svg:title>Gebruiker</svg:title><svg:desc>Volledige naam, bijv. Jan Stek</svg:desc></draw:control></text:span><text:span text:style-name="T219"><text:tab/></text:span><text:span text:style-name="T220">[</text:span><text:span text:style-name="T213">volledige naam, bijv. </text:span><text:span text:style-name="T214">J</text:span><text:span text:style-name="T238">a</text:span><text:span text:style-name="T214">n </text:span><text:span text:style-name="T238">Jansen</text:span><text:span text:style-name="T239">]</text:span></text:p>
      <text:p text:style-name="P54"><text:span text:style-name="Definition"><text:span text:style-name="T212">g</text:span></text:span><text:span text:style-name="Definition">ebruikersnaam</text:span><text:span text:style-name="T211"><text:tab/></text:span><text:span text:style-name="T211"><draw:control text:anchor-type="as-char" svg:y="-0.4cm" draw:z-index="14" draw:name="Gberuikersnaam 2" draw:style-name="gr2" draw:text-style-name="P82" svg:width="6.4cm" svg:height="0.6cm" draw:control="control15"><svg:title>Gebruikersnaam</svg:title><svg:desc>Korte naam, bijv. jan</svg:desc></draw:control></text:span><text:span text:style-name="T211"><text:tab/></text:span><text:span text:style-name="T7">[</text:span><text:span text:style-name="T6">korte naam, bijv. </text:span><text:span text:style-name="T144">j</text:span><text:span text:style-name="T145">a</text:span><text:span text:style-name="T144">n</text:span><text:span text:style-name="T146">]</text:span></text:p>
      <text:p text:style-name="P3"><text:span text:style-name="Definition"><text:span text:style-name="T254">servernaam</text:span></text:span><text:span text:style-name="T221"><text:tab/><text:tab/><text:tab/></text:span><draw:control text:anchor-type="as-char" svg:y="-0.4cm" draw:z-index="6" draw:name="Computernaam" draw:style-name="gr2" draw:text-style-name="P82" svg:width="6.4cm" svg:height="0.6cm" draw:control="control7"><svg:title>Computernaam</svg:title><svg:desc>Unieke naam van de computer</svg:desc></draw:control><text:tab/><text:span text:style-name="T226">[</text:span><text:span text:style-name="T222">naam van de </text:span><text:span text:style-name="T227">server</text:span><text:span text:style-name="T223">, </text:span><text:span text:style-name="T224">bijv. </text:span><text:span text:style-name="T227">sv</text:span><text:span text:style-name="T225">02</text:span><text:span text:style-name="T226">]</text:span></text:p>
      <text:p text:style-name="P2"><text:span text:style-name="Definition"><text:span text:style-name="T229">GEBRUIKER</text:span></text:span><text:span text:style-name="T228"><text:tab/><text:tab/></text:span><text:span text:style-name="T240"> <text:tab/><text:tab/></text:span><text:span text:style-name="T219"><draw:control text:anchor-type="as-char" svg:y="-0.4cm" draw:z-index="11" draw:name="Gebruiker 1" draw:style-name="gr2" draw:text-style-name="P82" svg:width="6.4cm" svg:height="0.6cm" draw:control="control12"><svg:title>Gebruiker</svg:title><svg:desc>Volledige naam, bijv. Jan Stek</svg:desc></draw:control></text:span><text:span text:style-name="T219"><text:tab/></text:span><text:span text:style-name="T220">[</text:span><text:span text:style-name="T213">volledige naam </text:span><text:span text:style-name="T215">evt. </text:span><text:span text:style-name="T217">extra </text:span><text:span text:style-name="T215">gebruiker</text:span><text:span text:style-name="T216">]</text:span></text:p>
      <text:p text:style-name="P50"><text:span text:style-name="Definition"><text:span text:style-name="T229">GEBRUIKERSN</text:span></text:span><text:span text:style-name="Definition"><text:span text:style-name="T230">aa</text:span></text:span><text:span text:style-name="Definition"><text:span text:style-name="T229">M</text:span></text:span><text:span text:style-name="Definition"><text:span text:style-name="T233"><text:tab/></text:span></text:span><text:span text:style-name="T211"><draw:control text:anchor-type="as-char" svg:y="-0.4cm" draw:z-index="12" draw:name="Gberuikersnaam 1" draw:style-name="gr2" draw:text-style-name="P82" svg:width="6.4cm" svg:height="0.6cm" draw:control="control13"><svg:title>Gebruikersnaam</svg:title><svg:desc>Korte naam, bijv. jan</svg:desc></draw:control></text:span><text:span text:style-name="T211"><text:tab/></text:span><text:span text:style-name="T232">[</text:span><text:span text:style-name="T231">korte naam</text:span><text:span text:style-name="T234"> </text:span><text:span text:style-name="T235">evt. </text:span><text:span text:style-name="T237">extra </text:span><text:span text:style-name="T235">gebruiker</text:span><text:span text:style-name="T236">]</text:span></text:p>
      <text:p text:style-name="P4"><text:span text:style-name="T147">Vervang </text:span><text:span text:style-name="T151">de</text:span><text:span text:style-name="T147"> </text:span><text:span text:style-name="Definition"><text:span text:style-name="T22">ONDERSTREEPTE</text:span></text:span><text:span text:style-name="T147"> </text:span><text:span text:style-name="T148">woorden </text:span><text:span text:style-name="T147">in deze checklist door </text:span><text:span text:style-name="T151">d</text:span><text:span text:style-name="T152">i</text:span><text:span text:style-name="T151">e </text:span><text:span text:style-name="T150">in </text:span><text:span text:style-name="T152">het</text:span><text:span text:style-name="Strong_20_Emphasis"><text:span text:style-name="T42"> </text:span></text:span><text:span text:style-name="Strong_20_Emphasis"><text:span text:style-name="T54">tekstvak</text:span></text:span><text:span text:style-name="T147">.</text:span></text:p>
      <text:p text:style-name="P36"/>
      <text:p text:style-name="P36"/>
      <text:p text:style-name="P5"><text:span text:style-name="T157">Nieuwe installatie?</text:span><text:span text:style-name="T149"><text:tab/></text:span><text:span text:style-name="T154"></text:span><text:span text:style-name="T156"><text:tab/></text:span><text:span text:style-name="T155">B</text:span><text:span text:style-name="T149">egin bij hoofdstuk </text:span><text:span text:style-name="T157"><text:bookmark-ref text:reference-format="page" text:ref-name="__RefNumPara__4009_1271708128">2</text:bookmark-ref></text:span><text:span text:style-name="T149"><text:s text:c="2"/></text:span><text:span text:style-name="T158"><text:bookmark-ref text:reference-format="text" text:ref-name="__RefNumPara__4009_1271708128">Installatie uitvoeren</text:bookmark-ref></text:span><text:span text:style-name="T153">.</text:span></text:p>
      <text:p text:style-name="P23"/>
      <text:p text:style-name="P23"/>
      <text:list xml:id="list1709585391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16" draw:name="Vorm3_ 2" draw:style-name="gr1" draw:text-style-name="P8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79">E</text:span></text:span><text:span text:style-name="User_20_Entry"><text:span text:style-name="T107">v</text:span></text:span><text:span text:style-name="User_20_Entry"><text:span text:style-name="T108">en</text:span></text:span><text:span text:style-name="User_20_Entry"><text:span text:style-name="T110">t</text:span></text:span><text:span text:style-name="User_20_Entry"><text:span text:style-name="T111">uele </text:span></text:span><text:span text:style-name="User_20_Entry"><text:span text:style-name="T112">extra </text:span></text:span><text:span text:style-name="Definition"><text:span text:style-name="T251">gebruiker</text:span></text:span><text:span text:style-name="User_20_Entry"><text:span text:style-name="T99">s</text:span></text:span><text:span text:style-name="User_20_Entry"><text:span text:style-name="T112"> aanmelden </text:span></text:span><text:span text:style-name="User_20_Entry"><text:span text:style-name="T113">en dezelfde stappen uitvoeren</text:span></text:span><text:span text:style-name="User_20_Entry"><text:span text:style-name="T109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6">Installeer </text:span></text:span><text:span text:style-name="Strong_20_Emphasis"><text:span text:style-name="T59">Debian-</text:span></text:span><text:span text:style-name="Strong_20_Emphasis"><text:span text:style-name="T53">pakket kz</text:span></text:span><text:span text:style-name="Strong_20_Emphasis"><text:span text:style-name="T53"><text:note text:id="ftn3" text:note-class="footnote"><text:note-citation>3</text:note-citation><text:note-body><text:p text:style-name="P53">Pakket kz bevat scripts om Debian en op Debian gebaseerde systemen zoals Ubuntu soepel en bruikbaar te installeren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3">wget karelzimmer.nl/</text:span></text:span><text:span text:style-name="User_20_Entry"><text:span text:style-name="T124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4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5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7" draw:name="Vorm 7" draw:style-name="gr1" draw:text-style-name="P8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57">Selecteer</text:span></text:span><text:span text:style-name="Strong_20_Emphasis"><text:span text:style-name="T40"> </text:span></text:span><text:span text:style-name="Strong_20_Emphasis"><text:span text:style-name="T68">1 <text:s/>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8"/>
      <text:list xml:id="list82401324511196" text:continue-numbering="true" text:style-name="L1">
        <text:list-item>
          <text:p text:style-name="P78"><text:bookmark-start text:name="__RefNumPara__4009_1271708128"/><text:span text:style-name="Strong_20_Emphasis"><text:span text:style-name="T159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1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61">Start de computer op vanaf</text:span><text:span text:style-name="T161"><text:note text:id="ftn4" text:note-class="footnote"><text:note-citation>1</text:note-citation><text:note-body><text:p text:style-name="P71"><text:span text:style-name="T117">B</text:span><text:span text:style-name="T118">ootmenu/</text:span><text:span text:style-name="T117">S</text:span><text:span text:style-name="T118">etup</text:span><text:span text:style-name="T116"> via </text:span><text:span text:style-name="T114">é</text:span><text:span text:style-name="T115">é</text:span><text:span text:style-name="T117">n van de </text:span><text:span text:style-name="Definition"><text:span text:style-name="T119">Veelgebruikte toetsen: </text:span></text:span><text:span text:style-name="Definition"><text:span text:style-name="T257">E</text:span></text:span><text:span text:style-name="Definition"><text:span text:style-name="T247">sc</text:span></text:span><text:span text:style-name="Definition"><text:span text:style-name="T119">, </text:span></text:span><text:span text:style-name="Definition"><text:span text:style-name="T248">D</text:span></text:span><text:span text:style-name="Definition"><text:span text:style-name="T247">elete</text:span></text:span><text:span text:style-name="Definition"><text:span text:style-name="T119">, </text:span></text:span><text:span text:style-name="Definition"><text:span text:style-name="T248">F</text:span></text:span><text:span text:style-name="Definition"><text:span text:style-name="T247">1</text:span></text:span><text:span text:style-name="Definition"><text:span text:style-name="T119">, </text:span></text:span><text:span text:style-name="Definition"><text:span text:style-name="T247">F2</text:span></text:span><text:span text:style-name="Definition"><text:span text:style-name="T119">, </text:span></text:span><text:span text:style-name="Definition"><text:span text:style-name="T248">F9, </text:span></text:span><text:span text:style-name="Definition"><text:span text:style-name="T249">F10, F11, </text:span></text:span><text:span text:style-name="Definition"><text:span text:style-name="T250">of</text:span></text:span><text:span text:style-name="Definition"><text:span text:style-name="T249"> </text:span></text:span><text:span text:style-name="Definition"><text:span text:style-name="T248">F12</text:span></text:span><text:span text:style-name="T116">.</text:span></text:p></text:note-body></text:note></text:span><text:span text:style-name="T161"> </text:span><text:span text:style-name="T164">een </text:span><text:span text:style-name="Strong_20_Emphasis"><text:span text:style-name="T142"><text:user-field-get text:name="Distro">Ubuntu</text:user-field-get></text:span></text:span><text:span text:style-name="T160"><text:s/></text:span><text:span text:style-name="T143"><text:user-field-get text:name="Version">22.04 LTS</text:user-field-get></text:span><text:span text:style-name="T73"><text:s/></text:span><text:span text:style-name="Strong_20_Emphasis"><text:span text:style-name="T72"><text:user-field-get text:name="Edition">Server</text:user-field-get></text:span></text:span><text:span text:style-name="Strong_20_Emphasis"><text:span text:style-name="T72"><text:s/></text:span></text:span><text:span text:style-name="T73">Live</text:span><text:span text:style-name="T73"><text:note text:id="ftn5" text:note-class="footnote"><text:note-citation>2</text:note-citation><text:note-body><text:p text:style-name="P69"><text:span text:style-name="T242">Vanaf een </text:span><text:span text:style-name="T255">L</text:span><text:span text:style-name="T242">ive </text:span><text:span text:style-name="T256">USB</text:span><text:span text:style-name="T245">-stick of </text:span><text:span text:style-name="T256">DVD</text:span><text:span text:style-name="T19"> </text:span><text:span text:style-name="T242">kunt u opstarten en </text:span><text:span text:style-name="T15">met </text:span><text:span text:style-name="Strong_20_Emphasis"><text:span text:style-name="T182"><text:user-field-get text:name="Distro">Ubuntu</text:user-field-get></text:span></text:span><text:span text:style-name="Strong_20_Emphasis"><text:span text:style-name="T182"><text:s/></text:span></text:span><text:span text:style-name="T242">werken zonder enige bestanden op de harde schijf te wijzigen en maakt ook installatie van </text:span><text:span text:style-name="Strong_20_Emphasis"><text:span text:style-name="T182"><text:user-field-get text:name="Distro">Ubuntu</text:user-field-get></text:span></text:span><text:span text:style-name="Strong_20_Emphasis"><text:span text:style-name="T182"><text:s/></text:span></text:span><text:span text:style-name="T242">mogelijk.</text:span></text:p></text:note-body></text:note></text:span><text:span text:style-name="T73"> </text:span><text:span text:style-name="T76">USB</text:span><text:span text:style-name="T74">-stick</text:span><text:span text:style-name="T74"><text:note text:id="ftn6" text:note-class="footnote"><text:note-citation>3</text:note-citation><text:note-body><text:p text:style-name="P75"><text:span text:style-name="Strong_20_Emphasis"><text:span text:style-name="T97">Maak een opstartbare USB-stick</text:span></text:span><text:span text:style-name="Strong_20_Emphasis"><text:span text:style-name="T94">:<text:line-break/></text:span></text:span><text:span text:style-name="Strong_20_Emphasis"><text:span text:style-name="T81">Download </text:span></text:span><text:span text:style-name="Strong_20_Emphasis"><text:span text:style-name="T82">een </text:span></text:span><text:span text:style-name="Strong_20_Emphasis"><text:span text:style-name="T83">cd</text:span></text:span><text:span text:style-name="Strong_20_Emphasis"><text:span text:style-name="T95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nl.releases.ubuntu.com/" text:style-name="Internet_20_link" text:visited-style-name="Visited_20_Internet_20_Link"><text:span text:style-name="Strong_20_Emphasis"><text:span text:style-name="T243">nl.releases.ubuntu.com</text:span></text:span></text:a><text:span text:style-name="Strong_20_Emphasis"><text:span text:style-name="T84">, </text:span></text:span><text:span text:style-name="Strong_20_Emphasis"><text:span text:style-name="T86">klik op</text:span></text:span><text:span text:style-name="Strong_20_Emphasis"><text:span text:style-name="T87"> </text:span></text:span><text:span text:style-name="Strong_20_Emphasis"><text:span text:style-name="T106"><text:user-field-get text:name="Distro">Ubuntu</text:user-field-get></text:span></text:span><text:span text:style-name="Strong_20_Emphasis"><text:span text:style-name="T106"><text:s/></text:span></text:span><text:span text:style-name="Strong_20_Emphasis"><text:span text:style-name="T106"><text:user-field-get text:name="Version">22.04 LTS</text:user-field-get></text:span></text:span><text:span text:style-name="Strong_20_Emphasis"><text:span text:style-name="T102"><text:s/>(Jammy Jellyfish)</text:span></text:span><text:span text:style-name="Strong_20_Emphasis"><text:span text:style-name="T87">, </text:span></text:span><text:span text:style-name="Strong_20_Emphasis"><text:span text:style-name="T88">en </text:span></text:span><text:span text:style-name="Strong_20_Emphasis"><text:span text:style-name="T86">klik </text:span></text:span><text:span text:style-name="Strong_20_Emphasis"><text:span text:style-name="T88">vervolgens </text:span></text:span><text:span text:style-name="Strong_20_Emphasis"><text:span text:style-name="T89">achter</text:span></text:span><text:span text:style-name="Strong_20_Emphasis"><text:span text:style-name="T88"> </text:span></text:span><text:span text:style-name="Strong_20_Emphasis"><text:span text:style-name="T104">Server install</text:span></text:span><text:span text:style-name="Strong_20_Emphasis"><text:span text:style-name="T103"> image</text:span></text:span><text:span text:style-name="Strong_20_Emphasis"><text:span text:style-name="T88"> </text:span></text:span><text:span text:style-name="Strong_20_Emphasis"><text:span text:style-name="T89">op </text:span></text:span><text:span text:style-name="Strong_20_Emphasis"><text:span text:style-name="T100">64-bit PC (AMD64) </text:span></text:span><text:span text:style-name="Strong_20_Emphasis"><text:span text:style-name="T101">server install</text:span></text:span><text:span text:style-name="Strong_20_Emphasis"><text:span text:style-name="T100"> image</text:span></text:span><text:span text:style-name="Strong_20_Emphasis"><text:span text:style-name="T98">.</text:span></text:span><text:span text:style-name="Strong_20_Emphasis"><text:span text:style-name="T91"><text:line-break/>De volgende stappen staan beschreven in </text:span></text:span><text:span text:style-name="Strong_20_Emphasis"><text:span text:style-name="T105">Linux informatie</text:span></text:span><text:span text:style-name="Strong_20_Emphasis"><text:span text:style-name="T91">, te vinden op </text:span></text:span><text:a xlink:type="simple" xlink:href="https://karelzimmer.nl/" text:style-name="Internet_20_link" text:visited-style-name="Visited_20_Internet_20_Link"><text:span text:style-name="Strong_20_Emphasis"><text:span text:style-name="T244">karelzimmer.nl</text:span></text:span></text:a><text:span text:style-name="Strong_20_Emphasis"><text:span text:style-name="T91">, onder </text:span></text:span><text:span text:style-name="Strong_20_Emphasis"><text:span text:style-name="T105">Linux</text:span></text:span><text:span text:style-name="Strong_20_Emphasis"><text:span text:style-name="T91">.</text:span></text:span></text:p></text:note-body></text:note></text:span><text:span text:style-name="T73"> </text:span><text:span text:style-name="T75">of </text:span><text:span text:style-name="T76">DVD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7">Selecteer</text:span></text:span><text:span text:style-name="Strong_20_Emphasis"><text:span text:style-name="T33"> </text:span></text:span><text:span text:style-name="Strong_20_Emphasis"><text:span text:style-name="T64">Try or Install Ubuntu </text:span></text:span><text:span text:style-name="Strong_20_Emphasis"><text:span text:style-name="T65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7"><draw:control text:anchor-type="as-char" draw:z-index="15" draw:name="Vorm 6" draw:style-name="gr1" draw:text-style-name="P8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62">Kies</text:span><text:span text:style-name="T163"> </text:span><text:span text:style-name="T165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6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01">Bij</text:span><text:span text:style-name="T193"> </text:span><text:span text:style-name="Strong_20_Emphasis"><text:span text:style-name="T199">Profile setup</text:span></text:span><text:span text:style-name="T193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14"><text:span text:style-name="T198">V</text:span><text:span text:style-name="T194">ul </text:span><text:span text:style-name="T195">in </text:span><text:span text:style-name="Strong_20_Emphasis"><text:span text:style-name="T199">Your</text:span></text:span><text:span text:style-name="Strong_20_Emphasis"><text:span text:style-name="T196"> n</text:span></text:span><text:span text:style-name="Strong_20_Emphasis"><text:span text:style-name="T197">a</text:span></text:span><text:span text:style-name="Strong_20_Emphasis"><text:span text:style-name="T199">me</text:span></text:span><text:span text:style-name="Strong_20_Emphasis"><text:span text:style-name="T186"> </text:span></text:span><text:span text:style-name="Definition"><text:span text:style-name="T4">gebruiker</text:span></text:span><text:span text:style-name="Strong_20_Emphasis"><text:span text:style-name="T187">, <text:line-break/></text:span></text:span><text:span text:style-name="Strong_20_Emphasis"><text:span text:style-name="T199">Your server</text:span></text:span><text:span text:style-name="Strong_20_Emphasis"><text:span text:style-name="T202">'</text:span></text:span><text:span text:style-name="Strong_20_Emphasis"><text:span text:style-name="T203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6">,<text:line-break/></text:span></text:span><text:span text:style-name="Strong_20_Emphasis"><text:span text:style-name="T200">Pick a username</text:span></text:span><text:span text:style-name="Strong_20_Emphasis"><text:span text:style-name="T186"> </text:span></text:span><text:span text:style-name="Definition"><text:span text:style-name="T4">gebruikersnaam</text:span></text:span><text:span text:style-name="Strong_20_Emphasis"><text:span text:style-name="T186">, </text:span></text:span><text:span text:style-name="Strong_20_Emphasis"><text:span text:style-name="T189">en</text:span></text:span><text:span text:style-name="Strong_20_Emphasis"><text:span text:style-name="T186"><text:line-break/></text:span></text:span><text:span text:style-name="Strong_20_Emphasis"><text:span text:style-name="T188">g</text:span></text:span><text:span text:style-name="Strong_20_Emphasis"><text:span text:style-name="T185">eef tweemaal een </text:span></text:span><text:span text:style-name="Strong_20_Emphasis"><text:span text:style-name="T192">wachtwoord</text:span></text:span><text:span text:style-name="Strong_20_Emphasis"><text:span text:style-name="T185">.</text:span></text:span></text:p>
          </table:table-cell>
        </table:table-row>
      </table:table>
      <text:p text:style-name="P37"><text:span text:style-name="Strong_20_Emphasis"><text:span text:style-name="T62"/></text:span></text:p>
      <text:list xml:id="list82402462104844" text:continue-numbering="true" text:style-name="L1">
        <text:list-item>
          <text:p text:style-name="P77"><text:span text:style-name="Strong_20_Emphasis"><text:span text:style-name="T66">Installatie </text:span></text:span><text:span text:style-name="Strong_20_Emphasis"><text:span text:style-name="T67">afronden</text:span></text:span></text:p>
        </text:list-item>
      </text:list>
      <text:p text:style-name="P38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4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1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3">pakket kz</text:span></text:span><text:span text:style-name="Strong_20_Emphasis"><text:span text:style-name="T53"><text:note text:id="ftn7" text:note-class="footnote"><text:note-citation>1</text:note-citation><text:note-body><text:p text:style-name="P52">Pakket kz bevat scripts om Debian en op Debian gebaseerde systemen zoals Ubuntu soepel en bruikbaar te installeren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3">wget karelzimmer.nl/</text:span></text:span><text:span text:style-name="User_20_Entry"><text:span text:style-name="T124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74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5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5"><text:span text:style-name="Strong_20_Emphasis"><text:span text:style-name="T45">Rond de</text:span></text:span><text:span text:style-name="Strong_20_Emphasis"><text:span text:style-name="T46"> installatie </text:span></text:span><text:span text:style-name="Strong_20_Emphasis"><text:span text:style-name="T45">af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69">3 <text:s/>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38"><text:span text:style-name="Strong_20_Emphasis"><text:span text:style-name="T32"><text:tab/></text:span></text:span></text:p>
      <text:p text:style-name="P39"><text:span text:style-name="Strong_20_Emphasis"><text:span text:style-name="T44"/></text:span></text:p>
      <text:p text:style-name="P40"><text:span text:style-name="Strong_20_Emphasis"><text:span text:style-name="T40"/></text:span></text:p>
      <text:list xml:id="list82402231996982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18" draw:name="Vorm40_ 1" draw:style-name="gr1" draw:text-style-name="P81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47"><text:note text:id="ftn8" text:note-class="footnote"><text:note-citation>1</text:note-citation><text:note-body><text:p text:style-name="P49"><text:span text:style-name="User_20_Entry"><text:span text:style-name="T120">E</text:span></text:span><text:span text:style-name="User_20_Entry"><text:span text:style-name="T122">ventuele extra </text:span></text:span><text:span text:style-name="Definition"><text:span text:style-name="T252">gebruiker</text:span></text:span><text:span text:style-name="User_20_Entry"><text:span text:style-name="T121">s</text:span></text:span><text:span text:style-name="User_20_Entry"><text:span text:style-name="T122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9" draw:name="Vorm40_ 2" draw:style-name="gr1" draw:text-style-name="P81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48">R</text:span></text:span><text:span text:style-name="Strong_20_Emphasis"><text:span text:style-name="T49">icht </text:span></text:span><text:span text:style-name="Strong_20_Emphasis"><text:span text:style-name="T50">de </text:span></text:span><text:span text:style-name="Strong_20_Emphasis"><text:span text:style-name="T55">gebruiker</text:span></text:span><text:span text:style-name="Strong_20_Emphasis"><text:span text:style-name="T49"> </text:span></text:span><text:span text:style-name="Strong_20_Emphasis"><text:span text:style-name="T51">in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70">4 <text:s/>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6"><text:span text:style-name="Strong_20_Emphasis"><text:span text:style-name="T52"/></text:span></text:p>
      <text:p text:style-name="P35"/>
      <text:p text:style-name="P27"><text:span text:style-name="T126">E</text:span><text:span text:style-name="T127">inde c</text:span><text:span text:style-name="T128">hecklist, </text:span><text:span text:style-name="T129">d</text:span><text:span text:style-name="T128">e installatie van </text:span><text:span text:style-name="Strong_20_Emphasis"><text:span text:style-name="T140"><text:user-field-get text:name="Distro">Ubuntu</text:user-field-get></text:span></text:span><text:span text:style-name="T130"><text:s/></text:span><text:span text:style-name="T131"><text:user-field-get text:name="Version">22.04 LTS</text:user-field-get></text:span><text:span text:style-name="Strong_20_Emphasis"><text:span text:style-name="T141"><text:s/></text:span></text:span><text:span text:style-name="Strong_20_Emphasis"><text:span text:style-name="T71"><text:user-field-get text:name="Edition">Server</text:user-field-get></text:span></text:span><text:span text:style-name="Strong_20_Emphasis"><text:span text:style-name="T71"><text:s/></text:span></text:span><text:span text:style-name="T128">is voltooid.</text:span></text:p>
      <text:p text:style-name="P11"/>
      <text:p text:style-name="P6"><text:span text:style-name="Emphasis"><text:span text:style-name="T207">Geschreven </text:span></text:span><text:span text:style-name="Emphasis"><text:span text:style-name="T205">d</text:span></text:span><text:span text:style-name="Emphasis"><text:span text:style-name="T20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8">Karel Zimmer</text:span></text:span></text:a><text:span text:style-name="Emphasis"><text:span text:style-name="T20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09">CC0 1.0 Universeel</text:span></text:span></text:a><text:span text:style-name="Emphasis"><text:span text:style-name="T207">,</text:span></text:span><text:span text:style-name="Emphasis"><text:span text:style-name="T204"> </text:span></text:span><text:span text:style-name="Strong_20_Emphasis"><text:span text:style-name="T40"><text:user-field-get style:data-style-name="N0" text:name="Releaseyear">2022</text:user-field-get></text:span></text:span><text:span text:style-name="Emphasis"><text:span text:style-name="T206">-</text:span></text:span><text:span text:style-name="Emphasis"><text:span text:style-name="T206"><text:date style:data-style-name="N10107" text:date-value="2023-10-09T08:24:01.173056024">2023</text:date></text:span></text:span><text:span text:style-name="Emphasis"><text:span text:style-name="T20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0-09T08:24:00.928873582">09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9T08:24:00.723643723</dc:date>
    <meta:keyword>Installatie</meta:keyword>
    <meta:keyword>Checklist</meta:keyword>
    <meta:keyword>Linux</meta:keyword>
    <meta:editing-cycles>6783</meta:editing-cycles>
    <meta:editing-duration>P12DT11M6S</meta:editing-duration>
    <dc:creator>Karel Zimmer</dc:creator>
    <meta:document-statistic meta:table-count="4" meta:image-count="0" meta:object-count="0" meta:page-count="4" meta:paragraph-count="70" meta:word-count="414" meta:character-count="2867" meta:non-whitespace-character-count="2488"/>
    <meta:user-defined meta:name="Info 1"/>
    <meta:user-defined meta:name="Info 2"/>
    <meta:user-defined meta:name="Info 3"/>
    <meta:user-defined meta:name="Info 4"/>
  </office:meta>
</office:document-meta>
</file>